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4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13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</style:style>
    <style:style style:name="P14" style:family="paragraph" style:parent-style-name="Text_20_body" style:list-style-name="L7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</style:style>
    <style:style style:name="P16" style:family="paragraph" style:parent-style-name="Text_20_body" style:list-style-name="L8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17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</style:style>
    <style:style style:name="P18" style:family="paragraph" style:parent-style-name="Text_20_body" style:list-style-name="L9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19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/>
    </style:style>
    <style:style style:name="T1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Why IT should govern and run Power BI Online (vs today’s unmanaged state)</text:h>
      <text:h text:style-name="P1" text:outline-level="4">1. Security, privacy, and compliance</text:h>
      <text:list text:style-name="L1">
        <text:list-item>
          <text:p text:style-name="P2"><text:span text:style-name="Strong_20_Emphasis"><text:span text:style-name="T1">Know who has access to what data</text:span></text:span></text:p>
          <text:list>
            <text:list-item>
              <text:p text:style-name="P3">Today: You “don’t know who does what, who has access, who is consuming it.” </text:p>
            </text:list-item>
            <text:list-item>
              <text:p text:style-name="P3">With IT‑governed Power BI Online: </text:p>
              <text:list>
                <text:list-item>
                  <text:p text:style-name="P3">Centralised workspaces mapped to business units / projects </text:p>
                </text:list-item>
                <text:list-item>
                  <text:p text:style-name="P3">Azure AD / M365 groups controlling access </text:p>
                </text:list-item>
                <text:list-item>
                  <text:p text:style-name="P3">Row‑level security (RLS) and object‑level security enforced consistently 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Control external and cross‑tenant sharing</text:span></text:span></text:p>
          <text:list>
            <text:list-item>
              <text:p text:style-name="P3">Prevent accidental or uncontrolled sharing of sensitive reports outside the company. </text:p>
            </text:list-item>
            <text:list-item>
              <text:p text:style-name="P3">Policies on who can share dashboards externally and how (e.g., guest access vs publish to web strictly blocked). </text:p>
            </text:list-item>
          </text:list>
        </text:list-item>
        <text:list-item>
          <text:p text:style-name="P2"><text:span text:style-name="Strong_20_Emphasis"><text:span text:style-name="T1">Meet regulatory and audit requirements</text:span></text:span></text:p>
          <text:list>
            <text:list-item>
              <text:p text:style-name="P3">Power BI Online gives an audit trail (who published, viewed, exported, shared). </text:p>
            </text:list-item>
            <text:list-item>
              <text:p text:style-name="P2">Easier to respond to audits and investigations (“who accessed this financial dataset in Q3?”). </text:p>
            </text:list-item>
          </text:list>
        </text:list-item>
      </text:list>
      <text:h text:style-name="P1" text:outline-level="4">2. Data quality and “one version of the truth”</text:h>
      <text:list text:style-name="L2">
        <text:list-item>
          <text:p text:style-name="P4"><text:span text:style-name="Strong_20_Emphasis"><text:span text:style-name="T1">Stop conflicting numbers in different reports</text:span></text:span></text:p>
          <text:list>
            <text:list-item>
              <text:p text:style-name="P5">Today: Multiple people build their own reports, often against different extracts of the same data, leading to arguments about which numbers are correct. </text:p>
            </text:list-item>
            <text:list-item>
              <text:p text:style-name="P5">With IT‑governed Online: </text:p>
              <text:list>
                <text:list-item>
                  <text:p text:style-name="P5">Certified / promoted datasets owned by IT or data owners (e.g., “Official Sales Model”). </text:p>
                </text:list-item>
                <text:list-item>
                  <text:p text:style-name="P5">Business users build reports on top of these trusted datasets instead of creating their own rogue data models. </text:p>
                </text:list-item>
              </text:list>
            </text:list-item>
          </text:list>
        </text:list-item>
        <text:list-item>
          <text:p text:style-name="P4"><text:span text:style-name="Strong_20_Emphasis"><text:span text:style-name="T1">Standardised KPIs and metrics</text:span></text:span></text:p>
          <text:list>
            <text:list-item>
              <text:p text:style-name="P5">Define canonical measures (e.g., “Revenue”, “Gross Margin”, “Active Customer”) once, centrally. </text:p>
            </text:list-item>
            <text:list-item>
              <text:p text:style-name="P4">Reduces time spent reconciling numbers across departments. </text:p>
            </text:list-item>
          </text:list>
        </text:list-item>
      </text:list>
      <text:h text:style-name="P1" text:outline-level="4">3. Reduced risk from shadow IT and ad‑hoc solutions</text:h>
      <text:list text:style-name="L3">
        <text:list-item>
          <text:p text:style-name="P6"><text:span text:style-name="Strong_20_Emphasis"><text:span text:style-name="T1">Eliminate unknown data flows</text:span></text:span></text:p>
          <text:list>
            <text:list-item>
              <text:p text:style-name="P7">Today: Unknown Excel exports, personal data extracts, and one‑off Power BI files on desktops or file shares. </text:p>
            </text:list-item>
            <text:list-item>
              <text:p text:style-name="P7">Centralised Online service: </text:p>
              <text:list>
                <text:list-item>
                  <text:p text:style-name="P7">Dataflows and datasets are visible and owned. </text:p>
                </text:list-item>
                <text:list-item>
                  <text:p text:style-name="P7">Less chance of sensitive extracts living on C: drives, USB sticks, or random SharePoint libraries. </text:p>
                </text:list-item>
              </text:list>
            </text:list-item>
          </text:list>
        </text:list-item>
        <text:list-item>
          <text:p text:style-name="P6"><text:span text:style-name="Strong_20_Emphasis"><text:span text:style-name="T1">Controlled use of gateways and data refresh</text:span></text:span></text:p>
          <text:list>
            <text:list-item>
              <text:p text:style-name="P7"><text:soft-page-break/>On‑premises data gateway managed by IT instead of each team hacking their own connectivity. </text:p>
            </text:list-item>
            <text:list-item>
              <text:p text:style-name="P6">Prevents unsupported connections, broken refreshes, and inconsistent schedules. </text:p>
            </text:list-item>
          </text:list>
        </text:list-item>
      </text:list>
      <text:h text:style-name="P1" text:outline-level="4">4. Better visibility and monitoring</text:h>
      <text:list text:style-name="L4">
        <text:list-item>
          <text:p text:style-name="P8"><text:span text:style-name="Strong_20_Emphasis"><text:span text:style-name="T1">Know who is doing what and what is important</text:span></text:span></text:p>
          <text:list>
            <text:list-item>
              <text:p text:style-name="P9">Power BI Online admin and usage metrics let you see: </text:p>
              <text:list>
                <text:list-item>
                  <text:p text:style-name="P9">Which reports and datasets are most used </text:p>
                </text:list-item>
                <text:list-item>
                  <text:p text:style-name="P9">Who is creating the most content </text:p>
                </text:list-item>
                <text:list-item>
                  <text:p text:style-name="P9">Which workspaces are stale or abandoned </text:p>
                </text:list-item>
              </text:list>
            </text:list-item>
            <text:list-item>
              <text:p text:style-name="P9">Lets you clean up obsolete content and focus support on high‑value areas. </text:p>
            </text:list-item>
          </text:list>
        </text:list-item>
        <text:list-item>
          <text:p text:style-name="P8"><text:span text:style-name="Strong_20_Emphasis"><text:span text:style-name="T1">Proactive performance and capacity management</text:span></text:span></text:p>
          <text:list>
            <text:list-item>
              <text:p text:style-name="P9">Monitor slow datasets, heavy queries, and refresh failures. </text:p>
            </text:list-item>
            <text:list-item>
              <text:p text:style-name="P8">Plan capacity (Premium/PPU vs Pro) instead of firefighting slowness and outages. </text:p>
            </text:list-item>
          </text:list>
        </text:list-item>
      </text:list>
      <text:h text:style-name="P1" text:outline-level="4">5. Governance without killing self‑service</text:h>
      <text:list text:style-name="L5">
        <text:list-item>
          <text:p text:style-name="P10"><text:span text:style-name="Strong_20_Emphasis"><text:span text:style-name="T1">Structured self‑service instead of chaos</text:span></text:span></text:p>
          <text:list>
            <text:list-item>
              <text:p text:style-name="P11">IT provides the “guardrails”: environments, workspaces, data sources, security, and standards. </text:p>
            </text:list-item>
            <text:list-item>
              <text:p text:style-name="P11">Business users still build reports and dashboards, but: </text:p>
              <text:list>
                <text:list-item>
                  <text:p text:style-name="P11">In governed workspaces </text:p>
                </text:list-item>
                <text:list-item>
                  <text:p text:style-name="P11">From certified datasets </text:p>
                </text:list-item>
                <text:list-item>
                  <text:p text:style-name="P11">With naming conventions and lifecycle rules (Dev/Test/Prod). </text:p>
                </text:list-item>
              </text:list>
            </text:list-item>
          </text:list>
        </text:list-item>
        <text:list-item>
          <text:p text:style-name="P10"><text:span text:style-name="Strong_20_Emphasis"><text:span text:style-name="T1">Clear roles and responsibilities</text:span></text:span></text:p>
          <text:list>
            <text:list-item>
              <text:p text:style-name="P11">IT: platform, security, data gateways, monitoring, standards. </text:p>
            </text:list-item>
            <text:list-item>
              <text:p text:style-name="P11">Business: ownership of content and business logic, with designated “Power BI champions”. </text:p>
            </text:list-item>
            <text:list-item>
              <text:p text:style-name="P10">Avoids the current situation where <text:span text:style-name="Emphasis"><text:span text:style-name="T1">nobody</text:span></text:span> is really accountable. </text:p>
            </text:list-item>
          </text:list>
        </text:list-item>
      </text:list>
      <text:h text:style-name="P1" text:outline-level="4">6. Cost control and licensing optimisation</text:h>
      <text:list text:style-name="L6">
        <text:list-item>
          <text:p text:style-name="P12"><text:span text:style-name="Strong_20_Emphasis"><text:span text:style-name="T1">Right‑size licenses and capacity</text:span></text:span></text:p>
          <text:list>
            <text:list-item>
              <text:p text:style-name="P13">Today: You don’t know who is actually using Power BI or for what, so licenses are random and cost is opaque. </text:p>
            </text:list-item>
            <text:list-item>
              <text:p text:style-name="P13">With governance: </text:p>
              <text:list>
                <text:list-item>
                  <text:p text:style-name="P13">Use usage data to identify heavy vs light users. </text:p>
                </text:list-item>
                <text:list-item>
                  <text:p text:style-name="P13">Decide where Pro, PPU, or Premium capacity makes sense. </text:p>
                </text:list-item>
                <text:list-item>
                  <text:p text:style-name="P13">Retire unused workspaces and accounts to save money. 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1">Avoid duplication and waste</text:span></text:span></text:p>
          <text:list>
            <text:list-item>
              <text:p text:style-name="P13">Multiple teams currently pulling the same data and building similar reports = duplicated effort and storage. </text:p>
            </text:list-item>
            <text:list-item>
              <text:p text:style-name="P12">Central datasets and standardised reports reduce re‑work and infrastructure overhead. </text:p>
            </text:list-item>
          </text:list>
        </text:list-item>
      </text:list>
      <text:h text:style-name="P1" text:outline-level="4"><text:soft-page-break/>7. Incident response and business continuity</text:h>
      <text:list text:style-name="L7">
        <text:list-item>
          <text:p text:style-name="P14"><text:span text:style-name="Strong_20_Emphasis"><text:span text:style-name="T1">Faster incident handling</text:span></text:span></text:p>
          <text:list>
            <text:list-item>
              <text:p text:style-name="P15">When something breaks (bad data, missing report, refresh failure), IT has: </text:p>
              <text:list>
                <text:list-item>
                  <text:p text:style-name="P15">Line of sight to the dataset and gateway </text:p>
                </text:list-item>
                <text:list-item>
                  <text:p text:style-name="P15">Logs and diagnostics </text:p>
                </text:list-item>
              </text:list>
            </text:list-item>
            <text:list-item>
              <text:p text:style-name="P15">You can fix root causes instead of guessing who built what where. </text:p>
            </text:list-item>
          </text:list>
        </text:list-item>
        <text:list-item>
          <text:p text:style-name="P14"><text:span text:style-name="Strong_20_Emphasis"><text:span text:style-name="T1">Ownership when people leave</text:span></text:span></text:p>
          <text:list>
            <text:list-item>
              <text:p text:style-name="P15">Today: Reports tied to personal accounts become orphaned when people leave the company. </text:p>
            </text:list-item>
            <text:list-item>
              <text:p text:style-name="P15">Under governance: </text:p>
              <text:list>
                <text:list-item>
                  <text:p text:style-name="P15">Content hosted in organisational workspaces, not personal workspaces. </text:p>
                </text:list-item>
                <text:list-item>
                  <text:p text:style-name="P14">Defined content owners and secondary owners reduces risk of critical reports disappearing. </text:p>
                </text:list-item>
              </text:list>
            </text:list-item>
          </text:list>
        </text:list-item>
      </text:list>
      <text:h text:style-name="P1" text:outline-level="4">8. Strategic alignment and value realisation</text:h>
      <text:list text:style-name="L8">
        <text:list-item>
          <text:p text:style-name="P16"><text:span text:style-name="Strong_20_Emphasis"><text:span text:style-name="T1">Align analytics with company priorities</text:span></text:span></text:p>
          <text:list>
            <text:list-item>
              <text:p text:style-name="P17">IT can help ensure: </text:p>
              <text:list>
                <text:list-item>
                  <text:p text:style-name="P17">Key strategic dashboards are robust, secure, and visible to the right leadership. </text:p>
                </text:list-item>
                <text:list-item>
                  <text:p text:style-name="P17">Analytics roadmap lines up with major initiatives (e.g., new product, new region, compliance project). </text:p>
                </text:list-item>
              </text:list>
            </text:list-item>
          </text:list>
        </text:list-item>
        <text:list-item>
          <text:p text:style-name="P16"><text:span text:style-name="Strong_20_Emphasis"><text:span text:style-name="T1">Higher trust in data and decisions</text:span></text:span></text:p>
          <text:list>
            <text:list-item>
              <text:p text:style-name="P17">Once execs know IT is governing access, data quality, and security, they’re more comfortable using Power BI outputs to make decisions. </text:p>
            </text:list-item>
            <text:list-item>
              <text:p text:style-name="P16">This directly increases the perceived value of both IT and the data platform.</text:p>
            </text:list-item>
          </text:list>
        </text:list-item>
      </text:list>
      <text:p text:style-name="Standard"/>
      <text:h text:style-name="Heading_20_3" text:outline-level="3">Five reasons Power BI Online governance fits perfectly with the SharePoint Online migration</text:h>
      <text:list text:style-name="L9">
        <text:list-item>
          <text:p text:style-name="P18"><text:span text:style-name="Strong_20_Emphasis"><text:span text:style-name="T1">Unified security and identity model (one set of permissions, not two worlds)</text:span></text:span></text:p>
          <text:list>
            <text:list-item>
              <text:p text:style-name="P19">Both SharePoint Online and Power BI Online use the same <text:span text:style-name="Strong_20_Emphasis"><text:span text:style-name="T1">Azure AD / M365 groups</text:span></text:span> and user identities. </text:p>
            </text:list-item>
            <text:list-item>
              <text:p text:style-name="P19">As you redesign sites, teams, and groups in SharePoint Online, you can align <text:span text:style-name="Strong_20_Emphasis"><text:span text:style-name="T1">Power BI workspaces and report access</text:span></text:span> with the same structure (departments, project teams, etc.). </text:p>
            </text:list-item>
            <text:list-item>
              <text:p text:style-name="P19">Result: less confusion, fewer “backdoor” permissions, and a single place to manage access for content <text:span text:style-name="Emphasis"><text:span text:style-name="T1">and</text:span></text:span> analytics. </text:p>
            </text:list-item>
          </text:list>
        </text:list-item>
        <text:list-item>
          <text:p text:style-name="P18"><text:span text:style-name="Strong_20_Emphasis"><text:span text:style-name="T1">Consistent information architecture and data governance across M365</text:span></text:span></text:p>
          <text:list>
            <text:list-item>
              <text:p text:style-name="P19">Migration to SharePoint Online usually includes: </text:p>
              <text:list>
                <text:list-item>
                  <text:p text:style-name="P19">Cleaning up sites, libraries, and permissions </text:p>
                </text:list-item>
                <text:list-item>
                  <text:p text:style-name="P19">Defining where “official” documents and data live </text:p>
                </text:list-item>
              </text:list>
            </text:list-item>
            <text:list-item>
              <text:p text:style-name="P19">You can apply the <text:span text:style-name="Strong_20_Emphasis"><text:span text:style-name="T1">same governance patterns</text:span></text:span> to Power BI: </text:p>
              <text:list>
                <text:list-item>
                  <text:p text:style-name="P19"><text:soft-page-break/>Official / certified datasets equivalent to “official” document libraries </text:p>
                </text:list-item>
                <text:list-item>
                  <text:p text:style-name="P19">Workspaces mapped to the same business units and projects as SharePoint sites. </text:p>
                </text:list-item>
              </text:list>
            </text:list-item>
            <text:list-item>
              <text:p text:style-name="P19">Result: staff understand where to find <text:span text:style-name="Strong_20_Emphasis"><text:span text:style-name="T1">trusted documents and trusted reports</text:span></text:span> in a coherent, governed structure. </text:p>
            </text:list-item>
          </text:list>
        </text:list-item>
        <text:list-item>
          <text:p text:style-name="P18"><text:span text:style-name="Strong_20_Emphasis"><text:span text:style-name="T1">Improved collaboration: reports live close to the content they explain</text:span></text:span></text:p>
          <text:list>
            <text:list-item>
              <text:p text:style-name="P19">SharePoint Online is the collaboration hub; Power BI is the analytics layer. </text:p>
            </text:list-item>
            <text:list-item>
              <text:p text:style-name="P19">With governed Power BI Online: </text:p>
              <text:list>
                <text:list-item>
                  <text:p text:style-name="P19">You can embed reports directly into <text:span text:style-name="Strong_20_Emphasis"><text:span text:style-name="T1">SharePoint Online pages</text:span></text:span> (e.g., team site dashboards, project status pages, intranet home). </text:p>
                </text:list-item>
                <text:list-item>
                  <text:p text:style-name="P19">Users see context, documents, and KPIs together, instead of jumping between on‑prem BI and cloud content. </text:p>
                </text:list-item>
              </text:list>
            </text:list-item>
            <text:list-item>
              <text:p text:style-name="P19">Result: better user adoption of both platforms and fewer “where do I find this?” questions. </text:p>
            </text:list-item>
          </text:list>
        </text:list-item>
        <text:list-item>
          <text:p text:style-name="P18"><text:span text:style-name="Strong_20_Emphasis"><text:span text:style-name="T1">Centralised administration, monitoring, and support model</text:span></text:span></text:p>
          <text:list>
            <text:list-item>
              <text:p text:style-name="P19">Your move to SharePoint Online already pushes you toward a <text:span text:style-name="Strong_20_Emphasis"><text:span text:style-name="T1">modern M365 admin model</text:span></text:span>. </text:p>
            </text:list-item>
            <text:list-item>
              <text:p text:style-name="P19">Folding Power BI Online into this: </text:p>
              <text:list>
                <text:list-item>
                  <text:p text:style-name="P19">Leverages the same admin centre patterns, incident management, and change control. </text:p>
                </text:list-item>
                <text:list-item>
                  <text:p text:style-name="P19">Lets your IT team build a <text:span text:style-name="Strong_20_Emphasis"><text:span text:style-name="T1">single playbook</text:span></text:span> for provisioning, lifecycle management, and support across SharePoint + Power BI. </text:p>
                </text:list-item>
              </text:list>
            </text:list-item>
            <text:list-item>
              <text:p text:style-name="P19">Result: less operational overhead than running <text:span text:style-name="Strong_20_Emphasis"><text:span text:style-name="T1">separate on‑prem SharePoint and unmanaged BI</text:span></text:span>, and clearer accountability within IT. </text:p>
            </text:list-item>
          </text:list>
        </text:list-item>
        <text:list-item>
          <text:p text:style-name="P18"><text:span text:style-name="Strong_20_Emphasis"><text:span text:style-name="T1">Future‑proof analytics and easier decommissioning of on‑prem</text:span></text:span></text:p>
          <text:list>
            <text:list-item>
              <text:p text:style-name="P19">As you migrate content to SharePoint Online, you eventually want to <text:span text:style-name="Strong_20_Emphasis"><text:span text:style-name="T1">retire on‑prem SharePoint and legacy BI</text:span></text:span>. </text:p>
            </text:list-item>
            <text:list-item>
              <text:p text:style-name="P19">By governing Power BI Online now: </text:p>
              <text:list>
                <text:list-item>
                  <text:p text:style-name="P19">You create a modern cloud endpoint for analytics that aligns with the rest of your M365/cloud strategy. </text:p>
                </text:list-item>
                <text:list-item>
                  <text:p text:style-name="P19">You simplify later decommissioning of on‑prem BI and related servers/gateways. </text:p>
                </text:list-item>
              </text:list>
            </text:list-item>
            <text:list-item>
              <text:p text:style-name="P18">Result: lower long‑term infrastructure cost, simpler architecture, and a cleaner path for future services (Fabric, advanced analytics, etc.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6:21:33.728529898</meta:creation-date>
    <dc:date>2025-11-24T16:22:16.867816736</dc:date>
    <meta:editing-duration>PT43S</meta:editing-duration>
    <meta:editing-cycles>1</meta:editing-cycles>
    <meta:document-statistic meta:table-count="0" meta:image-count="0" meta:object-count="0" meta:page-count="4" meta:paragraph-count="113" meta:word-count="1204" meta:character-count="7624" meta:non-whitespace-character-count="6557"/>
    <meta:generator>LibreOffice/25.8.3.2$Linux_X86_64 LibreOffice_project/5ee70f9e60a556cf41458d71cbfa54885591385a</meta:generator>
  </office:meta>
</office:document-meta>
</file>